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5000001F4A5567244C3D4E4D5.png" manifest:media-type="image/png"/>
  <manifest:file-entry manifest:full-path="Pictures/100000010000078000000438BAD219886C723BF9.png" manifest:media-type="image/png"/>
  <manifest:file-entry manifest:full-path="Pictures/10000001000004B70000004BA4A94700697BE587.png" manifest:media-type="image/png"/>
  <manifest:file-entry manifest:full-path="Pictures/10000001000001870000017E2FF7A4EAB1935BB6.png" manifest:media-type="image/png"/>
  <manifest:file-entry manifest:full-path="Pictures/10000001000001290000012991161394E39EE7E4.png" manifest:media-type="image/png"/>
  <manifest:file-entry manifest:full-path="Pictures/10000001000006BD000003CB77E11AED86BD22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57cm, 0.513cm, 0.57cm, 0.421cm)" draw:image-opacity="100%" style:mirror="none"/>
    </style:style>
    <style:style style:name="gr3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3.837cm" fo:min-width="3.448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3.714cm" fo:min-width="3.442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3.686cm" fo:min-width="3.636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0.999cm" fo:min-width="0.791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56cm" fo:min-width="0.79cm" fo:padding-top="0.175cm" fo:padding-bottom="0.175cm" fo:padding-left="0.3cm" fo:padding-right="0.3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dash" draw:stroke-dash="Dot" svg:stroke-linecap="butt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ong_20_Dash" svg:stroke-width="0.102cm" svg:stroke-color="#00a933" draw:marker-start-width="0.352cm" draw:marker-end-width="0.352cm" svg:stroke-linecap="butt" draw:fill="none" draw:textarea-horizontal-align="justify" draw:textarea-vertical-align="middle" draw:auto-grow-height="false" fo:min-height="2.584cm" fo:min-width="2.489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0.442cm" fo:min-width="0.404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3" style:family="graphic" style:parent-style-name="standard">
      <style:graphic-properties draw:stroke="dash" draw:stroke-dash="Dash" svg:stroke-width="0.102cm" svg:stroke-color="#ff8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gr14" style:family="graphic" style:parent-style-name="standard">
      <style:graphic-properties draw:stroke="solid" svg:stroke-width="0.102cm" svg:stroke-color="#ff8000" draw:marker-start-width="0.352cm" draw:marker-end-width="0.352cm" draw:fill="none" draw:textarea-horizontal-align="justify" draw:textarea-vertical-align="middle" draw:auto-grow-height="false" fo:min-height="0.441cm" fo:min-width="0.385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dash" draw:stroke-dash="Dash" svg:stroke-width="0.102cm" svg:stroke-color="#ff0000" draw:marker-start-width="0.352cm" draw:marker-end-width="0.352cm" svg:stroke-linecap="butt" draw:fill="none" draw:textarea-horizontal-align="justify" draw:textarea-vertical-align="middle" draw:auto-grow-height="false" fo:min-height="2.721cm" fo:min-width="2.624cm" fo:padding-top="0.175cm" fo:padding-bottom="0.175cm" fo:padding-left="0.3cm" fo:padding-right="0.3cm" fo:wrap-option="wrap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79cm" svg:height="15.749cm" svg:x="0.012cm" svg:y="0.004cm">
          <draw:image xlink:href="Pictures/10000001000006BD000003CB77E11AED86BD22B9.png" xlink:type="simple" xlink:show="embed" xlink:actuate="onLoad" draw:mime-type="image/png">
            <text:p/>
          </draw:image>
        </draw:frame>
        <draw:frame draw:style-name="gr2" draw:text-style-name="P1" draw:layer="layout" svg:width="4.221cm" svg:height="4.225cm" svg:x="1.14cm" svg:y="3.36cm">
          <draw:image xlink:href="Pictures/10000001000001290000012991161394E39EE7E4.png" xlink:type="simple" xlink:show="embed" xlink:actuate="onLoad" draw:mime-type="image/png">
            <text:p/>
          </draw:image>
        </draw:frame>
        <draw:custom-shape draw:style-name="gr3" draw:text-style-name="P2" draw:layer="layout" svg:width="4.048cm" svg:height="4.187cm" svg:x="1.314cm" svg:y="3.3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8cm" svg:height="6.212cm" svg:x="20.873cm" svg:y="4.719cm">
          <draw:image xlink:href="Pictures/10000001000001870000017E2FF7A4EAB1935BB6.png" xlink:type="simple" xlink:show="embed" xlink:actuate="onLoad" draw:mime-type="image/png">
            <text:p/>
          </draw:image>
        </draw:frame>
        <draw:custom-shape draw:style-name="gr4" draw:text-style-name="P2" draw:layer="layout" svg:width="4.042cm" svg:height="4.064cm" svg:x="2.814cm" svg:y="3.3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36cm" svg:height="4.036cm" svg:x="5.537cm" svg:y="7.8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91cm" svg:height="1.349cm" svg:x="25.628cm" svg:y="9.3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9cm" svg:height="1.506cm" svg:x="22.596cm" svg:y="4.8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2cm" svg:height="1.071cm" svg:x="0.969cm" svg:y="1.912cm">
          <draw:image xlink:href="Pictures/10000001000004B70000004BA4A94700697BE5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9" draw:text-style-name="P1" draw:layer="layout" svg:width="27.999cm" svg:height="15.749cm" svg:x="0.001cm" svg:y="0cm">
          <draw:image xlink:href="Pictures/100000010000078000000438BAD219886C723BF9.png" xlink:type="simple" xlink:show="embed" xlink:actuate="onLoad" draw:mime-type="image/png">
            <text:p/>
          </draw:image>
        </draw:frame>
        <draw:frame draw:style-name="gr1" draw:text-style-name="P1" draw:layer="layout" svg:width="7.658cm" svg:height="7.406cm" svg:x="1.504cm" svg:y="2.714cm">
          <draw:image xlink:href="Pictures/1000000100000205000001F4A5567244C3D4E4D5.png" xlink:type="simple" xlink:show="embed" xlink:actuate="onLoad" draw:mime-type="image/png">
            <text:p/>
          </draw:image>
        </draw:frame>
        <draw:custom-shape draw:style-name="gr10" draw:text-style-name="P2" draw:layer="layout" svg:width="3.089cm" svg:height="2.936cm" svg:x="1.585cm" svg:y="2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04cm" svg:height="0.792cm" svg:x="20.26cm" svg:y="5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85cm" svg:height="0.791cm" svg:x="21.437cm" svg:y="5.1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224cm" svg:height="3.071cm" svg:x="1.671cm" svg:y="4.9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85cm" svg:height="0.791cm" svg:x="20.237cm" svg:y="6.1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224cm" svg:height="3.071cm" svg:x="3.671cm" svg:y="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16:37:43.333354746</meta:creation-date>
    <dc:date>2023-04-02T08:21:25.879613216</dc:date>
    <meta:editing-duration>PT15H33M29S</meta:editing-duration>
    <meta:editing-cycles>2</meta:editing-cycles>
    <meta:generator>LibreOffice/7.3.7.2$Linux_X86_64 LibreOffice_project/30$Build-2</meta:generator>
    <meta:document-statistic meta:object-count="42"/>
  </office:meta>
</office:document-meta>
</file>